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9pt" fo:language="pl" fo:country="PL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fo:font-size="9pt" fo:language="pl" fo:country="PL" style:font-size-asian="9pt" style:font-size-complex="9pt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fo:font-size="9pt" officeooo:paragraph-rsid="000be5cb" style:font-size-asian="9pt" style:font-size-complex="9pt"/>
    </style:style>
    <style:style style:name="P5" style:family="paragraph" style:parent-style-name="Text_20_body">
      <style:text-properties fo:font-size="9pt" officeooo:paragraph-rsid="00101f73" style:font-size-asian="9pt" style:font-size-complex="9pt"/>
    </style:style>
    <style:style style:name="P6" style:family="paragraph" style:parent-style-name="Text_20_body">
      <style:text-properties fo:font-size="9pt" officeooo:paragraph-rsid="0011556d" style:font-size-asian="9pt" style:font-size-complex="9pt"/>
    </style:style>
    <style:style style:name="P7" style:family="paragraph" style:parent-style-name="Text_20_body">
      <style:text-properties fo:font-size="9pt" officeooo:rsid="00118844" officeooo:paragraph-rsid="00118844" style:font-size-asian="9pt" style:font-size-complex="9pt"/>
    </style:style>
    <style:style style:name="P8" style:family="paragraph" style:parent-style-name="Text_20_body">
      <style:text-properties fo:font-size="9pt" officeooo:rsid="00118844" officeooo:paragraph-rsid="0013f857" style:font-size-asian="9pt" style:font-size-complex="9pt"/>
    </style:style>
    <style:style style:name="P9" style:family="paragraph" style:parent-style-name="Text_20_body">
      <style:text-properties fo:font-size="9pt" officeooo:paragraph-rsid="0014c838" style:font-size-asian="9pt" style:font-size-complex="9pt"/>
    </style:style>
    <style:style style:name="P10" style:family="paragraph" style:parent-style-name="Text_20_body">
      <style:text-properties fo:font-size="9pt" officeooo:paragraph-rsid="00157b3b" style:font-size-asian="9pt" style:font-size-complex="9pt"/>
    </style:style>
    <style:style style:name="P11" style:family="paragraph" style:parent-style-name="Text_20_body">
      <style:text-properties fo:font-size="9pt" fo:font-weight="bold" style:font-size-asian="9pt" style:font-weight-asian="bold" style:font-size-complex="9pt"/>
    </style:style>
    <style:style style:name="P12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text-properties fo:font-size="9pt" fo:font-weight="bold" officeooo:paragraph-rsid="00157b3b" style:font-size-asian="9pt" style:font-weight-asian="bold" style:font-size-complex="9pt" style:font-weight-complex="bold"/>
    </style:style>
    <style:style style:name="P14" style:family="paragraph" style:parent-style-name="Text_20_body">
      <style:text-properties fo:font-size="9pt" fo:language="en" fo:country="GB" style:font-size-asian="9pt" style:font-size-complex="9pt"/>
    </style:style>
    <style:style style:name="P15" style:family="paragraph" style:parent-style-name="Text_20_body">
      <style:text-properties fo:font-size="9pt" fo:language="en" fo:country="GB" fo:font-weight="bold" style:font-size-asian="9pt" style:font-weight-asian="bold" style:font-size-complex="9pt"/>
    </style:style>
    <style:style style:name="P16" style:family="paragraph" style:parent-style-name="Text_20_body">
      <style:text-properties officeooo:paragraph-rsid="000be5cb"/>
    </style:style>
    <style:style style:name="P17" style:family="paragraph" style:parent-style-name="Text_20_body">
      <style:text-properties officeooo:paragraph-rsid="00118844"/>
    </style:style>
    <style:style style:name="P18" style:family="paragraph" style:parent-style-name="Text_20_body">
      <style:text-properties officeooo:paragraph-rsid="0014c838"/>
    </style:style>
    <style:style style:name="P19" style:family="paragraph" style:parent-style-name="Preformatted_20_Text">
      <style:text-properties fo:color="#242729" style:font-name="Liberation Serif" fo:font-size="9pt" style:font-size-asian="9pt" style:font-size-complex="9pt"/>
    </style:style>
    <style:style style:name="P20" style:family="paragraph" style:parent-style-name="Heading_20_3">
      <style:text-properties officeooo:paragraph-rsid="0014c838"/>
    </style:style>
    <style:style style:name="P21" style:family="paragraph" style:parent-style-name="Preformatted_20_Text">
      <style:text-properties fo:font-size="9pt" style:font-size-asian="9pt" style:font-size-complex="9pt"/>
    </style:style>
    <style:style style:name="P2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/>
    </style:style>
    <style:style style:name="P23" style:family="paragraph" style:parent-style-name="Preformatted_20_Text">
      <style:text-properties fo:color="#000000"/>
    </style:style>
    <style:style style:name="P24" style:family="paragraph" style:parent-style-name="Preformatted_20_Text">
      <style:text-properties fo:color="#000000" style:font-name="DejaVu Sans Mono" fo:font-size="9pt"/>
    </style:style>
    <style:style style:name="P25" style:family="paragraph" style:parent-style-name="Preformatted_20_Text" style:master-page-name="MP0">
      <style:paragraph-properties style:page-number="auto" fo:break-before="page"/>
      <style:text-properties fo:color="#000000" style:font-name="DejaVu Sans Mono" fo:font-size="9pt" style:font-size-asian="9pt" style:font-size-complex="9pt"/>
    </style:style>
    <style:style style:name="T1" style:family="text">
      <style:text-properties fo:font-size="9pt" fo:language="pl" fo:country="PL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0091d8d" style:font-size-asian="9pt" style:font-weight-asian="bold" style:font-size-complex="9pt" style:font-weight-complex="bold"/>
    </style:style>
    <style:style style:name="T5" style:family="text">
      <style:text-properties fo:font-size="9pt" fo:font-weight="bold" officeooo:rsid="00118844" style:font-size-asian="9pt" style:font-weight-asian="bold" style:font-size-complex="9pt" style:font-weight-complex="bold"/>
    </style:style>
    <style:style style:name="T6" style:family="text">
      <style:text-properties fo:font-size="9pt" fo:font-weight="bold" officeooo:rsid="0014c838" style:font-size-asian="9pt" style:font-weight-asian="bold" style:font-size-complex="9pt" style:font-weight-complex="bold"/>
    </style:style>
    <style:style style:name="T7" style:family="text">
      <style:text-properties fo:font-size="9pt" fo:font-weight="normal" officeooo:rsid="0014c838" style:font-size-asian="9pt" style:font-weight-asian="normal" style:font-size-complex="9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1f73" style:font-weight-asian="bold" style:font-weight-complex="bold"/>
    </style:style>
    <style:style style:name="T11" style:family="text">
      <style:text-properties fo:font-weight="bold" officeooo:rsid="0013f857" style:font-weight-asian="bold" style:font-weight-complex="bold"/>
    </style:style>
    <style:style style:name="T12" style:family="text">
      <style:text-properties officeooo:rsid="001300f1"/>
    </style:style>
    <style:style style:name="T13" style:family="text">
      <style:text-properties fo:font-variant="normal" fo:text-transform="none" fo:color="#242729" style:font-name="Liberation Serif" fo:font-size="9pt" fo:letter-spacing="normal" fo:font-style="normal" fo:font-weight="bold" officeooo:rsid="0014c838" style:font-size-asian="9pt" style:font-weight-asian="bold" style:font-size-complex="9pt" style:font-weight-complex="bold"/>
    </style:style>
    <style:style style:name="T14" style:family="text">
      <style:text-properties officeooo:rsid="00157b3b"/>
    </style:style>
    <style:style style:name="T15" style:family="text">
      <style:text-properties officeooo:rsid="001725ac"/>
    </style:style>
    <style:style style:name="T16" style:family="text">
      <style:text-properties fo:color="#000080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DejaVu Sans Mono" fo:font-size="9pt" fo:font-weight="bold"/>
    </style:style>
    <style:style style:name="T19" style:family="text">
      <style:text-properties style:font-name="DejaVu Sans Mono" fo:font-size="9pt"/>
    </style:style>
    <style:style style:name="T20" style:family="text">
      <style:text-properties fo:color="#660e7a" style:font-name="DejaVu Sans Mono" fo:font-size="9pt" fo:font-weight="bold"/>
    </style:style>
    <style:style style:name="T21" style:family="text">
      <style:text-properties fo:color="#660e7a" fo:font-weight="bold"/>
    </style:style>
    <style:style style:name="T22" style:family="text">
      <style:text-properties fo:color="#0000ff"/>
    </style:style>
    <style:style style:name="T23" style:family="text">
      <style:text-properties fo:color="#0000ff" style:font-name="DejaVu Sans Mono" fo:font-size="9pt"/>
    </style:style>
    <style:style style:name="T24" style:family="text">
      <style:text-properties fo:color="#008000" style:font-name="DejaVu Sans Mono" fo:font-size="9pt" fo:font-weight="bold"/>
    </style:style>
    <style:style style:name="T25" style:family="text">
      <style:text-properties fo:color="#008000" fo:font-weight="bold"/>
    </style:style>
    <style:style style:name="T26" style:family="text">
      <style:text-properties fo:font-style="italic"/>
    </style:style>
    <style:style style:name="T27" style:family="text">
      <style:text-properties fo:color="#808080" fo:font-style="italic"/>
    </style:style>
    <style:style style:name="T28" style:family="text">
      <style:text-properties officeooo:rsid="00194c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7">CREATE TABLE </text:span>infoshareacademy;</text:p>
      <text:p text:style-name="P24"><text:span text:style-name="T17"/></text:p>
      <text:p text:style-name="P24"><text:span text:style-name="T17">USE </text:span>infoshareacademy;</text:p>
      <text:p text:style-name="P24"><text:span text:style-name="T17"/></text:p>
      <text:p text:style-name="P24"><text:span text:style-name="T17">CREATE TABLE </text:span>students (</text:p>
      <text:p text:style-name="P23"><text:s text:c="2"/><text:span text:style-name="T20">id </text:span><text:span text:style-name="T18">INT PRIMARY KEY AUTO_INCREMENT</text:span><text:span text:style-name="T19">,</text:span></text:p>
      <text:p text:style-name="P23"><text:s text:c="2"/><text:span text:style-name="T20">name </text:span><text:span text:style-name="T18">VARCHAR</text:span><text:span text:style-name="T19">(</text:span><text:span text:style-name="T23">128</text:span><text:span text:style-name="T19">),</text:span></text:p>
      <text:p text:style-name="P23"><text:s text:c="2"/><text:span text:style-name="T20">surname </text:span><text:span text:style-name="T18">VARCHAR</text:span><text:span text:style-name="T19">(</text:span><text:span text:style-name="T23">128</text:span><text:span text:style-name="T19">));</text:span></text:p>
      <text:p text:style-name="P24"><text:span text:style-name="T17"/></text:p>
      <text:p text:style-name="P24"><text:span text:style-name="T17">SHOW TABLES</text:span>;</text:p>
      <text:p text:style-name="P24"><text:span text:style-name="T17"/></text:p>
      <text:p text:style-name="P24"><text:span text:style-name="T17">SHOW COLUMNS FROM </text:span>students;</text:p>
      <text:p text:style-name="P24"><text:span text:style-name="T17"/></text:p>
      <text:p text:style-name="P24"><text:span text:style-name="T17">INSERT INTO </text:span>students (<text:span text:style-name="T21">id</text:span>, <text:span text:style-name="T21">name</text:span>, <text:span text:style-name="T21">surname</text:span>) <text:span text:style-name="T17">VALUES</text:span></text:p>
      <text:p text:style-name="P23"><text:span text:style-name="T16"><text:s text:c="2"/></text:span><text:span text:style-name="T19">(</text:span><text:span text:style-name="T23">1</text:span><text:span text:style-name="T19">, </text:span><text:span text:style-name="T24">'Adam'</text:span><text:span text:style-name="T19">, </text:span><text:span text:style-name="T24">'Smakulski'</text:span><text:span text:style-name="T19">),</text:span></text:p>
      <text:p text:style-name="P23"><text:s text:c="2"/><text:span text:style-name="T19">(</text:span><text:span text:style-name="T23">2</text:span><text:span text:style-name="T19">, </text:span><text:span text:style-name="T24">'Ela'</text:span><text:span text:style-name="T19">, </text:span><text:span text:style-name="T24">'Dolna'</text:span><text:span text:style-name="T19">)</text:span></text:p>
      <text:p text:style-name="P23"><text:s text:c="2"/><text:span text:style-name="T19">(</text:span><text:span text:style-name="T23">3</text:span><text:span text:style-name="T19">, </text:span><text:span text:style-name="T24">'Adam'</text:span><text:span text:style-name="T19">, </text:span><text:span text:style-name="T24">'Glowicki'</text:span><text:span text:style-name="T19">);</text:span></text:p>
      <text:p text:style-name="P24"><text:span text:style-name="T17"/></text:p>
      <text:p text:style-name="P24"><text:span text:style-name="T17">SELECT </text:span><text:span text:style-name="T26">* </text:span><text:span text:style-name="T17">FROM </text:span>students;</text:p>
      <text:p text:style-name="P24"><text:span text:style-name="T17"/></text:p>
      <text:p text:style-name="P24"><text:span text:style-name="T17">CREATE TABLE </text:span>courses (</text:p>
      <text:p text:style-name="P23"><text:s text:c="2"/><text:span text:style-name="T20">id </text:span><text:span text:style-name="T18">INT PRIMARY KEY AUTO_INCREMENT</text:span><text:span text:style-name="T19">,</text:span></text:p>
      <text:p text:style-name="P23"><text:s text:c="2"/><text:span text:style-name="T20">technology_name </text:span><text:span text:style-name="T18">VARCHAR</text:span><text:span text:style-name="T19">(</text:span><text:span text:style-name="T23">128</text:span><text:span text:style-name="T19">) </text:span><text:span text:style-name="T18">UNICODE</text:span><text:span text:style-name="T19">,</text:span></text:p>
      <text:p text:style-name="P23"><text:s text:c="2"/><text:span text:style-name="T20">price </text:span><text:span text:style-name="T18">DOUBLE DEFAULT </text:span><text:span text:style-name="T23">9000.0</text:span><text:span text:style-name="T19">,</text:span></text:p>
      <text:p text:style-name="P23"><text:s text:c="2"/><text:span text:style-name="T20">discount </text:span><text:span text:style-name="T18">SMALLINT</text:span><text:span text:style-name="T19">,</text:span></text:p>
      <text:p text:style-name="P23"><text:s text:c="2"/><text:span text:style-name="T20">capacity </text:span><text:span text:style-name="T18">INT</text:span><text:span text:style-name="T19">);</text:span></text:p>
      <text:p text:style-name="P24"><text:span text:style-name="T17"/></text:p>
      <text:p text:style-name="P24"><text:span text:style-name="T17">SHOW COLUMNS FROM </text:span>courses;</text:p>
      <text:p text:style-name="P24"><text:span text:style-name="T17"/></text:p>
      <text:p text:style-name="P24"><text:span text:style-name="T17">INSERT INTO </text:span>courses (<text:span text:style-name="T21">technology_name</text:span>, <text:span text:style-name="T21">price</text:span>, <text:span text:style-name="T21">discount</text:span>, <text:span text:style-name="T21">capacity</text:span>) <text:span text:style-name="T17">VALUES</text:span></text:p>
      <text:p text:style-name="P23"><text:span text:style-name="T16"><text:s text:c="2"/></text:span><text:span text:style-name="T19">(</text:span><text:span text:style-name="T24">'Java'</text:span><text:span text:style-name="T19">, </text:span><text:span text:style-name="T23">10000.0</text:span><text:span text:style-name="T19">, </text:span><text:span text:style-name="T23">20</text:span><text:span text:style-name="T19">, </text:span><text:span text:style-name="T23">15</text:span><text:span text:style-name="T19">),</text:span></text:p>
      <text:p text:style-name="P23"><text:s text:c="2"/><text:span text:style-name="T19">(</text:span><text:span text:style-name="T24">'Java Script'</text:span><text:span text:style-name="T19">, </text:span><text:span text:style-name="T23">8500.0</text:span><text:span text:style-name="T19">, </text:span><text:span text:style-name="T23">15</text:span><text:span text:style-name="T19">, </text:span><text:span text:style-name="T23">10</text:span><text:span text:style-name="T19">),</text:span></text:p>
      <text:p text:style-name="P23"><text:s text:c="2"/><text:span text:style-name="T19">(</text:span><text:span text:style-name="T24">'SQL'</text:span><text:span text:style-name="T19">, </text:span><text:span text:style-name="T23">6000.0</text:span><text:span text:style-name="T19">, </text:span><text:span text:style-name="T23">15</text:span><text:span text:style-name="T19">, </text:span><text:span text:style-name="T23">10</text:span><text:span text:style-name="T19">);</text:span></text:p>
      <text:p text:style-name="P24"><text:span text:style-name="T17"/></text:p>
      <text:p text:style-name="P24"><text:span text:style-name="T17">ALTER TABLE </text:span>courses <text:span text:style-name="T17">MODIFY </text:span><text:span text:style-name="T21">capacity </text:span><text:span text:style-name="T17">SMALLINT</text:span>;</text:p>
      <text:p text:style-name="P24"><text:span text:style-name="T17"/></text:p>
      <text:p text:style-name="P24"><text:span text:style-name="T17">SELECT </text:span><text:span text:style-name="T26">* </text:span><text:span text:style-name="T17">FROM </text:span>courses;</text:p>
      <text:p text:style-name="P24"><text:span text:style-name="T17">SELECT </text:span><text:span text:style-name="T26">* </text:span><text:span text:style-name="T17">FROM </text:span>courses <text:span text:style-name="T17">LIMIT </text:span><text:span text:style-name="T22">2</text:span>;</text:p>
      <text:p text:style-name="P24"><text:span text:style-name="T17">SELECT </text:span><text:span text:style-name="T26">* </text:span><text:span text:style-name="T17">FROM </text:span>courses <text:span text:style-name="T17">LIMIT </text:span><text:span text:style-name="T22">2 </text:span><text:span text:style-name="T17">OFFSET </text:span><text:span text:style-name="T22">2 </text:span><text:span text:style-name="T27"># ile wierszy pomijam;</text:span></text:p>
      <text:p text:style-name="P24"><text:span text:style-name="T17">SELECT </text:span><text:span text:style-name="T26">* </text:span><text:span text:style-name="T17">FROM </text:span>courses <text:span text:style-name="T17">WHERE </text:span><text:span text:style-name="T21">technology_name </text:span><text:span text:style-name="T17">LIKE </text:span><text:span text:style-name="T26">upper</text:span>(<text:span text:style-name="T25">'Jav_'</text:span>);</text:p>
      <text:p text:style-name="P24"><text:span text:style-name="T17">SELECT </text:span><text:span text:style-name="T26">* </text:span><text:span text:style-name="T17">FROM </text:span>courses <text:span text:style-name="T17">WHERE </text:span><text:span text:style-name="T21">price </text:span>&lt;= <text:span text:style-name="T22">8500 </text:span><text:span text:style-name="T17">AND </text:span><text:span text:style-name="T21">technology_name </text:span>= <text:span text:style-name="T25">'SQL'</text:span>;</text:p>
      <text:p text:style-name="P24"><text:span text:style-name="T17">SELECT </text:span><text:span text:style-name="T26">* </text:span><text:span text:style-name="T17">FROM </text:span>courses <text:span text:style-name="T17">WHERE </text:span><text:span text:style-name="T21">price </text:span>&gt;= <text:span text:style-name="T22">8500 </text:span><text:span text:style-name="T17">AND </text:span><text:span text:style-name="T21">technology_name </text:span><text:span text:style-name="T17">LIKE </text:span><text:span text:style-name="T25">'Java%'</text:span>;</text:p>
      <text:p text:style-name="P24"><text:span text:style-name="T17"/></text:p>
      <text:p text:style-name="P24"><text:span text:style-name="T17">SELECT </text:span><text:span text:style-name="T26">* </text:span><text:span text:style-name="T17">from </text:span>students;</text:p>
      <text:p text:style-name="P24"><text:span text:style-name="T17"/></text:p>
      <text:p text:style-name="P24"><text:span text:style-name="T17">ALTER TABLE </text:span>students <text:span text:style-name="T17">ADD COLUMN </text:span><text:span text:style-name="T21">age </text:span><text:span text:style-name="T17">SMALLINT DEFAULT </text:span><text:span text:style-name="T22">0</text:span>;</text:p>
      <text:p text:style-name="P24"><text:span text:style-name="T17"/></text:p>
      <text:p text:style-name="P24"><text:span text:style-name="T17">UPDATE </text:span>students</text:p>
      <text:p text:style-name="P24"><text:span text:style-name="T17">SET </text:span><text:span text:style-name="T21">age </text:span>= <text:span text:style-name="T22">30</text:span></text:p>
      <text:p text:style-name="P24"><text:span text:style-name="T17">WHERE </text:span><text:span text:style-name="T21">id </text:span>= <text:span text:style-name="T22">3</text:span>;</text:p>
      <text:p text:style-name="P24"><text:span text:style-name="T17">SELECT </text:span><text:span text:style-name="T26">* </text:span><text:span text:style-name="T17">FROM </text:span>students <text:span text:style-name="T17">ORDER BY </text:span><text:span text:style-name="T21">age </text:span><text:span text:style-name="T17">DESC</text:span>;</text:p>
      <text:p text:style-name="P24"><text:span text:style-name="T17">CREATE TABLE </text:span>registrations (</text:p>
      <text:p text:style-name="P23"><text:s text:c="2"/><text:span text:style-name="T20">id </text:span><text:span text:style-name="T18">INT PRIMARY KEY AUTO_INCREMENT</text:span><text:span text:style-name="T19">,</text:span></text:p>
      <text:p text:style-name="P23"><text:s text:c="2"/><text:span text:style-name="T20">course_id </text:span><text:span text:style-name="T18">INT</text:span><text:span text:style-name="T19">,</text:span></text:p>
      <text:p text:style-name="P23"><text:s text:c="2"/><text:span text:style-name="T20">student_id </text:span><text:span text:style-name="T18">INT</text:span><text:span text:style-name="T19">,</text:span></text:p>
      <text:p text:style-name="P23"><text:s text:c="2"/><text:span text:style-name="T20">started_at </text:span><text:span text:style-name="T18">DATETIME</text:span><text:span text:style-name="T19">,</text:span></text:p>
      <text:p text:style-name="P23"><text:s text:c="2"/><text:span text:style-name="T20">finished_at </text:span><text:span text:style-name="T18">DATETIME</text:span><text:span text:style-name="T19">,</text:span></text:p>
      <text:p text:style-name="P23"><text:s text:c="2"/><text:span text:style-name="T18">FOREIGN KEY </text:span><text:span text:style-name="T19">(</text:span><text:span text:style-name="T20">course_id</text:span><text:span text:style-name="T19">) </text:span><text:span text:style-name="T18">REFERENCES </text:span><text:span text:style-name="T19">courses(</text:span><text:span text:style-name="T20">id</text:span><text:span text:style-name="T19">),</text:span></text:p>
      <text:p text:style-name="P23"><text:s text:c="2"/><text:span text:style-name="T18">FOREIGN KEY </text:span><text:span text:style-name="T19">(</text:span><text:span text:style-name="T20">student_id</text:span><text:span text:style-name="T19">) </text:span><text:span text:style-name="T18">REFERENCES </text:span><text:span text:style-name="T19">students(</text:span><text:span text:style-name="T20">id</text:span><text:span text:style-name="T19">));</text:span></text:p>
      <text:p text:style-name="P24"><text:span text:style-name="T17"/></text:p>
      <text:p text:style-name="P24"><text:span text:style-name="T17">INSERT INTO </text:span>registrations <text:span text:style-name="T17">VALUES </text:span>(<text:span text:style-name="T17">NULL</text:span>, <text:span text:style-name="T22">1</text:span>, <text:span text:style-name="T22">2</text:span>, <text:span text:style-name="T26">now</text:span>(), <text:span text:style-name="T17">NULL </text:span>);</text:p>
      <text:p text:style-name="P24"><text:span text:style-name="T17"/></text:p>
      <text:p text:style-name="P24"><text:span text:style-name="T17">SELECT </text:span><text:span text:style-name="T26">* </text:span><text:span text:style-name="T17">from </text:span>registrations;</text:p>
      <text:p text:style-name="P24"><text:span text:style-name="T17"/></text:p>
      <text:p text:style-name="P24"><text:span text:style-name="T17">SELECT </text:span><text:span text:style-name="T26">* </text:span><text:span text:style-name="T17">FROM </text:span>courses <text:span text:style-name="T17">WHERE </text:span><text:span text:style-name="T21">id </text:span>= <text:span text:style-name="T22">1</text:span>;</text:p>
      <text:p text:style-name="P24"><text:span text:style-name="T17"/></text:p>
      <text:p text:style-name="P24"><text:span text:style-name="T17">DELETE FROM </text:span>courses <text:span text:style-name="T17">WHERE </text:span><text:span text:style-name="T21">id </text:span>= <text:span text:style-name="T22">1</text:span>;</text:p>
      <text:p text:style-name="P24"><text:soft-page-break/><text:span text:style-name="T17">CREATE CREATE TABLE </text:span>projects (</text:p>
      <text:p text:style-name="P23"><text:s text:c="2"/><text:span text:style-name="T20">id </text:span><text:span text:style-name="T18">INT PRIMARY KEY AUTO_INCREMENT</text:span><text:span text:style-name="T19">,</text:span></text:p>
      <text:p text:style-name="P23"><text:s text:c="2"/><text:span text:style-name="T20">name </text:span><text:span text:style-name="T18">VARCHAR</text:span><text:span text:style-name="T19">(</text:span><text:span text:style-name="T23">128</text:span><text:span text:style-name="T19">),</text:span></text:p>
      <text:p text:style-name="P23"><text:s text:c="2"/><text:span text:style-name="T20">description </text:span><text:span text:style-name="T18">VARCHAR</text:span><text:span text:style-name="T19">(</text:span><text:span text:style-name="T23">256</text:span><text:span text:style-name="T19">));</text:span></text:p>
      <text:p text:style-name="P24"><text:span text:style-name="T17"/></text:p>
      <text:p text:style-name="P24"><text:span text:style-name="T17">INSERT INTO </text:span>projects <text:s/>(<text:span text:style-name="T21">name</text:span>, <text:span text:style-name="T21">description</text:span>) <text:span text:style-name="T17">VALUES</text:span></text:p>
      <text:p text:style-name="P23"><text:span text:style-name="T16"><text:s text:c="2"/></text:span><text:span text:style-name="T19">(</text:span><text:span text:style-name="T24">'currency-manager'</text:span><text:span text:style-name="T19">, </text:span><text:span text:style-name="T24">'projekt traktujacy o walutach'</text:span><text:span text:style-name="T19">),</text:span></text:p>
      <text:p text:style-name="P23"><text:s text:c="2"/><text:span text:style-name="T19">(</text:span><text:span text:style-name="T24">'delegations'</text:span><text:span text:style-name="T19">, </text:span><text:span text:style-name="T24">'projekt traktujacy o delegacjach'</text:span><text:span text:style-name="T19">);</text:span></text:p>
      <text:p text:style-name="P24"><text:span text:style-name="T17"/></text:p>
      <text:p text:style-name="P24"><text:span text:style-name="T17">CREATE TABLE </text:span>projects_assignments (</text:p>
      <text:p text:style-name="P23"><text:s text:c="2"/><text:span text:style-name="T20">id </text:span><text:span text:style-name="T18">INT PRIMARY KEY AUTO_INCREMENT</text:span><text:span text:style-name="T19">,</text:span></text:p>
      <text:p text:style-name="P23"><text:s text:c="2"/><text:span text:style-name="T20">project_id </text:span><text:span text:style-name="T18">INT</text:span><text:span text:style-name="T19">,</text:span></text:p>
      <text:p text:style-name="P23"><text:s text:c="2"/><text:span text:style-name="T20">student_id </text:span><text:span text:style-name="T18">INT</text:span><text:span text:style-name="T19">,</text:span></text:p>
      <text:p text:style-name="P23"><text:s text:c="2"/><text:span text:style-name="T18">FOREIGN KEY </text:span><text:span text:style-name="T19">(</text:span><text:span text:style-name="T20">project_id</text:span><text:span text:style-name="T19">) </text:span><text:span text:style-name="T18">REFERENCES </text:span><text:span text:style-name="T19">projects(</text:span><text:span text:style-name="T20">id</text:span><text:span text:style-name="T19">),</text:span></text:p>
      <text:p text:style-name="P23"><text:s text:c="2"/><text:span text:style-name="T18">FOREIGN KEY </text:span><text:span text:style-name="T19">(</text:span><text:span text:style-name="T20">student_id</text:span><text:span text:style-name="T19">) </text:span><text:span text:style-name="T18">REFERENCES </text:span><text:span text:style-name="T19">students(</text:span><text:span text:style-name="T20">id</text:span><text:span text:style-name="T19">));</text:span></text:p>
      <text:p text:style-name="P24"><text:span text:style-name="T17"/></text:p>
      <text:p text:style-name="P24"><text:span text:style-name="T17">SELECT </text:span><text:span text:style-name="T26">* </text:span><text:span text:style-name="T17">FROM </text:span>courses <text:span text:style-name="T17">WHERE </text:span><text:span text:style-name="T21">id </text:span>= <text:span text:style-name="T22">1</text:span>;</text:p>
      <text:p text:style-name="P24"><text:span text:style-name="T17"/></text:p>
      <text:p text:style-name="P24"><text:span text:style-name="T17">INSERT INTO </text:span>projects_assignments (<text:span text:style-name="T21">project_id</text:span>, <text:span text:style-name="T21">student_id</text:span>) <text:span text:style-name="T17">VALUES</text:span></text:p>
      <text:p text:style-name="P23"><text:span text:style-name="T16"><text:s text:c="2"/></text:span><text:span text:style-name="T19">(</text:span><text:span text:style-name="T23">1</text:span><text:span text:style-name="T19">, </text:span><text:span text:style-name="T23">1</text:span><text:span text:style-name="T19">),</text:span></text:p>
      <text:p text:style-name="P23"><text:s text:c="2"/><text:span text:style-name="T19">(</text:span><text:span text:style-name="T23">1</text:span><text:span text:style-name="T19">, </text:span><text:span text:style-name="T23">2</text:span><text:span text:style-name="T19">),</text:span></text:p>
      <text:p text:style-name="P23"><text:s text:c="2"/><text:span text:style-name="T19">(</text:span><text:span text:style-name="T23">2</text:span><text:span text:style-name="T19">, </text:span><text:span text:style-name="T23">3</text:span><text:span text:style-name="T19">);</text:span><text:span text:style-name="T18"><text:line-break/></text:span></text:p>
      <text:p text:style-name="P22"><text:span text:style-name="T17">SELECT </text:span><text:span text:style-name="T26">* </text:span><text:span text:style-name="T17">FROM </text:span>projects_assignments;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0T22:39:00Z</meta:creation-date>
    <dc:date>2018-10-20T13:46:46.376203006</dc:date>
    <meta:editing-cycles>83</meta:editing-cycles>
    <meta:editing-duration>PT4H52M23S</meta:editing-duration>
    <meta:document-statistic meta:table-count="0" meta:image-count="0" meta:object-count="0" meta:page-count="2" meta:paragraph-count="68" meta:word-count="313" meta:character-count="2251" meta:non-whitespace-character-count="1936"/>
    <meta:template xlink:type="simple" xlink:actuate="onRequest" xlink:title="" xlink:href="Normal.dotm"/>
  </office:meta>
</office:document-meta>
</file>